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861cm" svg:height="13.401cm" svg:x="2.6cm" svg:y="3.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57:39.440000000</meta:creation-date>
    <dc:date>2017-02-16T19:15:07.394000000</dc:date>
    <meta:editing-duration>PT3M3S</meta:editing-duration>
    <meta:editing-cycles>4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862cm" svg:height="13.402cm" xlink:href="." xlink:type="simple" chart:class="chart:bar" chart:style-name="ch1">
        <chart:legend chart:legend-position="end" svg:x="22.525cm" svg:y="6.206cm" style:legend-expansion="high" chart:style-name="ch2"/>
        <chart:plot-area chart:style-name="ch3" chart:data-source-has-labels="both" svg:x="0.477cm" svg:y="0.268cm" svg:width="21.571cm" svg:height="12.866cm">
          <chartooo:coordinate-region svg:x="1.098cm" svg:y="0.442cm" svg:width="20.95cm" svg:height="12.098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C-B</text:p>
              </table:table-cell>
            </table:table-row>
          </table:table-header-rows>
          <table:table-rows>
            <table:table-row>
              <table:table-cell office:value-type="string">
                <text:p>indic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dic1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indic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